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" svg:font-family="Menlo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draw:auto-grow-height="true" fo:min-height="16.255cm"/>
    </style:style>
    <style:style style:name="co1" style:family="table-column">
      <style:table-column-properties style:column-width="1.215cm" style:use-optimal-column-width="false"/>
    </style:style>
    <style:style style:name="co2" style:family="table-column">
      <style:table-column-properties style:column-width="3.711cm" style:use-optimal-column-width="false"/>
    </style:style>
    <style:style style:name="co3" style:family="table-column">
      <style:table-column-properties style:column-width="4.54cm" style:use-optimal-column-width="false"/>
    </style:style>
    <style:style style:name="co4" style:family="table-column">
      <style:table-column-properties style:column-width="1.608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4.848cm" style:use-optimal-column-width="false"/>
    </style:style>
    <style:style style:name="co7" style:family="table-column">
      <style:table-column-properties style:column-width="1.764cm" style:use-optimal-column-width="false"/>
    </style:style>
    <style:style style:name="co8" style:family="table-column">
      <style:table-column-properties style:column-width="3.069cm" style:use-optimal-column-width="false"/>
    </style:style>
    <style:style style:name="ro1" style:family="table-row">
      <style:table-row-properties style:row-height="0.7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27cm"/>
    </style:style>
    <style:style style:name="ro4" style:family="table-row">
      <style:table-row-properties style:row-height="0.832cm"/>
    </style:style>
    <style:style style:name="ro5" style:family="table-row">
      <style:table-row-properties style:row-height="0.795cm"/>
    </style:style>
    <style:style style:name="ro6" style:family="table-row">
      <style:table-row-properties style:row-height="0.792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text-properties fo:font-size="10pt" style:font-size-asian="10pt" style:font-size-complex="10pt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5cm" fo:margin-bottom="0cm"/>
      <style:text-properties style:font-name="Liberation Sans" fo:font-size="32pt" style:letter-kerning="true" style:font-name-asian="Arial Unicode MS" style:font-size-asian="32pt" style:font-name-complex="Arial Unicode MS" style:font-size-complex="32pt"/>
    </style:style>
    <style:style style:name="P4" style:family="paragraph">
      <style:paragraph-properties fo:margin-left="0cm" fo:margin-right="0cm" fo:margin-top="0.5cm" fo:margin-bottom="0cm" fo:line-height="100%" fo:text-align="start" fo:text-indent="0cm"/>
      <style:text-properties style:font-name="Liberation Sans" fo:font-size="32pt" style:letter-kerning="true" style:font-name-asian="Arial Unicode MS" style:font-size-asian="32pt" style:font-name-complex="Arial Unicode MS" style:font-size-complex="3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paragraph-properties fo:margin-left="1.245cm" fo:margin-right="0cm" fo:text-align="start" fo:text-indent="0cm"/>
    </style:style>
    <style:style style:name="P10" style:family="paragraph">
      <style:paragraph-properties fo:margin-left="1.245cm" fo:margin-right="0cm" fo:margin-top="0.5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margin-left="1.245cm" fo:margin-right="0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579d1c"/>
    </style:style>
    <style:style style:name="T11" style:family="text">
      <style:text-properties fo:color="#579d1c" fo:font-style="italic" style:font-style-asian="italic" style:font-style-complex="italic"/>
    </style:style>
    <style:style style:name="T12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Courier New" fo:font-size="15pt" style:font-size-asian="15pt" style:font-size-complex="15pt"/>
    </style:style>
    <style:style style:name="T14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66cc" style:font-name="Courier New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color="#0084d1" style:font-name="Courier New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Menlo" fo:font-size="12pt" fo:text-shadow="none" style:text-underline-style="none" fo:font-weight="bold" style:letter-kerning="true" fo:background-color="transparent" style:font-name-asian="Menlo" style:font-size-asian="12pt" style:font-weight-asian="bold" style:font-name-complex="Menlo" style:font-size-complex="12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Menlo" fo:font-size="16pt" fo:text-shadow="none" style:text-underline-style="none" fo:font-weight="bold" style:letter-kerning="true" fo:background-color="transparent" style:font-name-asian="Menlo" style:font-size-asian="16pt" style:font-weight-asian="bold" style:font-name-complex="Menlo" style:font-size-complex="16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enlo" fo:font-size="16pt" fo:text-shadow="none" style:text-underline-style="none" style:letter-kerning="true" fo:background-color="transparent" style:font-name-asian="Menlo" style:font-size-asian="16pt" style:font-name-complex="Menlo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0999d" style:text-outline="false" style:text-line-through-style="none" style:text-line-through-type="none" style:font-name="Menlo" fo:font-size="16pt" fo:text-shadow="none" style:text-underline-style="none" style:letter-kerning="true" fo:background-color="transparent" style:font-name-asian="Menlo" style:font-size-asian="16pt" style:font-name-complex="Menlo" style:font-size-complex="16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Menlo" fo:font-size="16pt" fo:text-shadow="none" style:text-underline-style="none" fo:font-weight="bold" style:letter-kerning="true" fo:background-color="transparent" style:font-name-asian="Menlo" style:font-size-asian="16pt" style:font-weight-asian="bold" style:font-name-complex="Menlo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font-name="Menlo" fo:font-size="16pt" fo:text-shadow="none" style:text-underline-style="none" fo:font-weight="bold" style:letter-kerning="true" fo:background-color="transparent" style:font-name-asian="Menlo" style:font-size-asian="16pt" style:font-weight-asian="bold" style:font-name-complex="Menlo" style:font-size-complex="16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Menlo" fo:font-size="16pt" fo:font-style="italic" fo:text-shadow="none" style:text-underline-style="none" style:letter-kerning="true" fo:background-color="transparent" style:font-name-asian="Menlo" style:font-size-asian="16pt" style:font-style-asian="italic" style:font-name-complex="Menlo" style:font-size-complex="16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Menlo" fo:font-size="16pt" fo:font-style="italic" fo:text-shadow="none" style:text-underline-style="none" style:letter-kerning="true" fo:background-color="transparent" style:font-name-asian="Menlo" style:font-size-asian="16pt" style:font-style-asian="italic" style:font-name-complex="Menlo" style:font-size-complex="16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enlo" fo:font-size="16pt" fo:text-shadow="none" style:text-underline-style="none" fo:font-weight="normal" style:letter-kerning="true" fo:background-color="transparent" style:font-name-asian="Menlo" style:font-size-asian="16pt" style:font-weight-asian="normal" style:font-name-complex="Menlo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enlo" fo:font-size="16pt" fo:font-style="normal" fo:text-shadow="none" style:text-underline-style="none" fo:font-weight="normal" style:letter-kerning="true" fo:background-color="transparent" style:font-name-asian="Menlo" style:font-size-asian="16pt" style:font-style-asian="normal" style:font-weight-asian="normal" style:font-name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0999d" style:text-outline="false" style:text-line-through-style="none" style:text-line-through-type="none" style:font-name="Menlo" fo:font-size="16pt" fo:text-shadow="none" style:text-underline-style="none" fo:font-weight="bold" style:letter-kerning="true" fo:background-color="transparent" style:font-name-asian="Menlo" style:font-size-asian="16pt" style:font-weight-asian="bold" style:font-name-complex="Menlo" style:font-size-complex="1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enlo" fo:font-size="16pt" fo:font-style="italic" fo:text-shadow="none" style:text-underline-style="none" fo:font-weight="bold" style:letter-kerning="true" fo:background-color="transparent" style:font-name-asian="Menlo" style:font-size-asian="16pt" style:font-style-asian="italic" style:font-weight-asian="bold" style:font-name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enlo" fo:font-size="16pt" fo:font-style="normal" fo:text-shadow="none" style:text-underline-style="none" fo:font-weight="bold" style:letter-kerning="true" fo:background-color="transparent" style:font-name-asian="Menlo" style:font-size-asian="16pt" style:font-style-asian="normal" style:font-weight-asian="bold" style:font-name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Menlo" fo:font-size="12pt" fo:font-style="normal" fo:text-shadow="none" style:text-underline-style="none" fo:font-weight="bold" style:letter-kerning="true" fo:background-color="transparent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enlo" fo:font-size="12pt" fo:font-style="normal" fo:text-shadow="none" style:text-underline-style="none" fo:font-weight="bold" style:letter-kerning="true" fo:background-color="transparent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Menlo" fo:font-size="12pt" fo:font-style="italic" fo:text-shadow="none" style:text-underline-style="none" fo:font-weight="bold" style:letter-kerning="true" fo:background-color="transparent" style:font-name-asian="Menlo" style:font-size-asian="12pt" style:font-style-asian="italic" style:font-weight-asian="bold" style:font-name-complex="Menlo" style:font-size-complex="12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0999d" style:text-outline="false" style:text-line-through-style="none" style:text-line-through-type="none" style:font-name="Menlo" fo:font-size="12pt" fo:font-style="normal" fo:text-shadow="none" style:text-underline-style="none" fo:font-weight="bold" style:letter-kerning="true" fo:background-color="transparent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8000" style:text-outline="false" style:text-line-through-style="none" style:text-line-through-type="none" style:font-name="Menlo" fo:font-size="12pt" fo:font-style="normal" fo:text-shadow="none" style:text-underline-style="none" fo:font-weight="bold" style:letter-kerning="true" fo:background-color="transparent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Menlo" fo:font-size="12pt" fo:font-style="italic" fo:text-shadow="none" style:text-underline-style="none" fo:font-weight="bold" style:letter-kerning="true" fo:background-color="transparent" style:font-name-asian="Menlo" style:font-size-asian="12pt" style:font-style-asian="italic" style:font-weight-asian="bold" style:font-name-complex="Menlo" style:font-size-complex="12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0e7a" style:text-outline="false" style:text-line-through-style="none" style:text-line-through-type="none" style:font-name="Menlo" fo:font-size="12pt" fo:font-style="italic" fo:text-shadow="none" style:text-underline-style="none" fo:font-weight="bold" style:letter-kerning="true" fo:background-color="transparent" style:font-name-asian="Menlo" style:font-size-asian="12pt" style:font-style-asian="italic" style:font-weight-asian="bold" style:font-name-complex="Menlo" style:font-size-complex="12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enlo" fo:font-size="12pt" fo:font-style="normal" fo:text-shadow="none" style:text-underline-style="none" fo:font-weight="normal" style:letter-kerning="true" fo:background-color="transparent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Menlo" fo:font-size="12pt" fo:text-shadow="none" style:text-underline-style="none" fo:font-weight="normal" style:letter-kerning="true" fo:background-color="transparent" style:font-name-asian="Menlo" style:font-size-asian="12pt" style:font-weight-asian="normal" style:font-name-complex="Menlo" style:font-size-complex="1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cc" style:text-outline="false" style:text-line-through-style="none" style:text-line-through-type="none" style:font-name="Menlo" fo:font-size="12pt" fo:font-style="normal" fo:text-shadow="none" style:text-underline-style="none" fo:font-weight="bold" style:letter-kerning="true" fo:background-color="transparent" style:font-name-asian="Menlo" style:font-size-asian="12pt" style:font-style-asian="normal" style:font-weight-asian="bold" style:font-name-complex="Menlo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Menlo" fo:font-size="12pt" fo:font-style="normal" fo:text-shadow="none" style:text-underline-style="none" fo:font-weight="normal" style:letter-kerning="true" fo:background-color="transparent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579d1c" style:text-outline="false" style:text-line-through-style="none" style:text-line-through-type="none" style:font-name="Menlo" fo:font-size="12pt" fo:font-style="italic" fo:text-shadow="none" style:text-underline-style="none" fo:font-weight="bold" style:letter-kerning="true" fo:background-color="transparent" style:font-name-asian="Menlo" style:font-size-asian="12pt" style:font-style-asian="italic" style:font-weight-asian="bold" style:font-name-complex="Menlo" style:font-size-complex="12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Implementing a many-to-many Relationship with Slick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2"/></text:p>
            <text:p>Author: Hermann Hueck</text:p>
            <text:p/>
            <text:p><text:span text:style-name="T3">Source code and Slides available at:</text:span></text:p>
            <text:p><text:span text:style-name="T3"><text:a xlink:href="https://github.com/hermannhueck/MusicService" xlink:type="simple">https://github.com/hermannhueck/MusicService</text:a>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Who am I?</text:span></text:p>
          </draw:text-box>
        </draw:frame>
        <draw:frame presentation:style-name="pr2" draw:text-style-name="P1" draw:layer="layout" svg:width="25.199cm" svg:height="12.179cm" svg:x="1.309cm" svg:y="4.884cm" presentation:class="subtitle" presentation:user-transformed="true">
          <draw:text-box>
            <text:p><text:span text:style-name="T2"/></text:p>
            <text:p>Hermann Hueck</text:p>
            <text:p/>
            <text:p text:style-name="P2"><text:span text:style-name="T5">Software Developer – Scala, Java, Akka, Play</text:span></text:p>
            <text:p text:style-name="P2"><text:span text:style-name="T5"/></text:p>
            <text:p text:style-name="P2"><text:span text:style-name="T5"><text:a xlink:href="https://www.xing.com/profile/Hermann_Hueck" xlink:type="simple">https://www.xing.com/profile/Hermann_Hueck</text:a>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verview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/>
            <text:list text:style-name="L3">
              <text:list-item>
                <text:p text:style-name="P3">Short Intro to Slick</text:p>
              </text:list-item>
            </text:list>
            <text:list text:style-name="L4">
              <text:list-item>
                <text:p text:style-name="P4">Many-to-many Relationship with Slick – Example: A Music Service</text:p>
              </text:list-item>
              <text:list-item>
                <text:p text:style-name="P4">Q &amp; 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2.218cm" svg:y="0.837cm" presentation:class="title" presentation:user-transformed="true">
          <draw:text-box>
            <text:p>Part 1: Intro to Slick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What is Slick?</text:p>
              </text:list-item>
            </text:list>
            <text:list text:style-name="L4">
              <text:list-item>
                <text:p text:style-name="P4">What is FRM (Functional Relational Mapping)?</text:p>
              </text:list-item>
              <text:list-item>
                <text:p text:style-name="P4">Why is it reactive?</text:p>
              </text:list-item>
              <text:list-item>
                <text:p text:style-name="P4">Short Reminder of Scala Futures</text:p>
              </text:list-item>
              <text:list-item>
                <text:p text:style-name="P4">Simple Slick Example (Activator Template: hello-slick-3.0)</text:p>
              </text:list-item>
              <text:list-item>
                <text:p text:style-name="P4">Table Definitions without and with Case Class Map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l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Slick manual says:</text:p>
            <text:p>Slick (“Scala Language-Integrated Connection Kit”) is Typesafe‘s Functional Relational Mapping (FRM) library for Scala that makes it easy to work with relational databases. It allows you to work with stored data almost <text:span text:style-name="T6">as if you were using Scala collections</text:span> while at the same time giving you full control over when a database access happens and which data is transferred. You can also <text:span text:style-name="T6">use SQL directly</text:span>. Execution of database actions is done <text:span text:style-name="T6">asynchronous</text:span>ly, making Slick a perfect fit for your reactive applications based on Play and Akka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RM?</text:p>
          </draw:text-box>
        </draw:frame>
        <draw:frame presentation:style-name="pr4" draw:layer="layout" svg:width="25.199cm" svg:height="12.179cm" svg:x="2.642cm" svg:y="4.247cm" presentation:class="outline" presentation:user-transformed="true">
          <draw:text-box>
            <text:p/>
            <text:list text:style-name="L3">
              <text:list-item>
                <text:p>FRM = Functional Relational Mapping (opposed to ORM)</text:p>
              </text:list-item>
              <text:list-item>
                <text:p>Slick allows you to process persistent relational data stored in DB tables the same (functional) way as you do with in-memory data, i.e. Scala collections.</text:p>
              </text:list-item>
              <text:list-item>
                <text:p><text:span text:style-name="T7">Table Queries are monads.</text:span></text:p>
              </text:list-item>
              <text:list-item>
                <text:p><text:span text:style-name="T7">Table Queries are pre-optimized.</text:span></text:p>
              </text:list-item>
              <text:list-item>
                <text:p><text:span text:style-name="T7">Table Queries are type-safe.</text:span></text:p>
              </text:list-item>
              <text:list-item>
                <text:p><text:span text:style-name="T7">The Scala compiler complains, if you specify your table query incorrec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8">TableQuery</text:span> s are Monad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filter()</text:span> for the selection of data</text:p>
              </text:list-item>
              <text:list-item>
                <text:p><text:span text:style-name="T9">map()</text:span> for the projection</text:p>
              </text:list-item>
              <text:list-item>
                <text:p><text:span text:style-name="T9">flatMap()</text:span> to pass the output of your 1st DB operation as input to the 2nd DB operation.</text:p>
              </text:list-item>
              <text:list-item>
                <text:p><text:span text:style-name="T7">With the provision of these three monadical functions </text:span><text:span text:style-name="T8">TableQuery</text:span><text:span text:style-name="T7"> s are monads.</text:span></text:p>
              </text:list-item>
              <text:list-item>
                <text:p><text:span text:style-name="T7">Hence you can also use </text:span><text:span text:style-name="T7">the syntactic sugar of </text:span><text:span text:style-name="T9">for-comprehensions</text:span><text:span text:style-name="T7">.</text:span></text:p>
              </text:list-item>
              <text:list-item>
                <text:p><text:span text:style-name="T7">There is more. E.g. the </text:span><text:span text:style-name="T9">sortBy()</text:span><text:span text:style-name="T7"> function allows you to define the sort order of your query res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s Slick reactive?</text:p>
          </draw:text-box>
        </draw:frame>
        <draw:frame presentation:style-name="pr4" draw:layer="layout" svg:width="25.199cm" svg:height="12.179cm" svg:x="1.369cm" svg:y="4.914cm" presentation:class="outline" presentation:user-transformed="true">
          <draw:text-box>
            <text:list text:style-name="L3">
              <text:list-item>
                <text:p>It is <text:span text:style-name="T10">asynchronous</text:span> and <text:span text:style-name="T10">non-blocking</text:span>.</text:p>
              </text:list-item>
              <text:list-item>
                <text:p>It provides its <text:span text:style-name="T10">own</text:span> configurable <text:span text:style-name="T10">thread pool</text:span>.</text:p>
              </text:list-item>
              <text:list-item>
                <text:p>If you run a database action you never get the <text:span text:style-name="T8">Result</text:span> directly. You always get a <text:span text:style-name="T11">Future</text:span><text:span text:style-name="T8">[Result]</text:span>.</text:p>
              </text:list-item>
            </text:list>
            <text:p><text:span text:style-name="T12"><text:s text:c="5"/></text:span><text:span text:style-name="T12">val dbAction: DBIOAction[</text:span><text:span text:style-name="T12">Seq[String]</text:span><text:span text:style-name="T12">] = TableQuery(…).result</text:span></text:p>
            <text:p><text:span text:style-name="T12"><text:s text:c="5"/></text:span><text:span text:style-name="T12">val future: Future[</text:span><text:span text:style-name="T12">Seq[String]</text:span><text:span text:style-name="T12">] = db.run( dbAction )</text:span></text:p>
            <text:list text:continue-numbering="true" text:style-name="L3">
              <text:list-item>
                <text:p>Slick supports <text:span text:style-name="T10">Reactive Streams</text:span>. Hence it can easily be used together with Akka-Streams.</text:p>
              </text:list-item>
            </text:list>
            <text:p><text:span text:style-name="T12"><text:s text:c="5"/></text:span><text:span text:style-name="T12">val dbAction: StreamingDBIO[Seq[String]] = TableQuery(…).result</text:span></text:p>
            <text:p><text:span text:style-name="T12"><text:s text:c="5"/></text:span><text:span text:style-name="T12">val publisher: DatabasePublisher[String] = db.stream( dbAction )</text:span></text:p>
            <text:p><text:span text:style-name="T12"><text:s text:c="5"/></text:span><text:span text:style-name="T12">val source: Source = Source.fromPublisher( publisher )</text:span></text:p>
            <text:p><text:span text:style-name="T12"><text:s text:c="5"/></text:span><text:span text:style-name="T12">// Now use the Source to construct a RunnableGraph. Then run the grap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rt Reminder of Scala Futures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7">In Slick every database access returns a Future.</text:p>
            <text:p text:style-name="P7"/>
            <text:p text:style-name="P7">How can one async (DB) function process the result of another async (DB) function?</text:p>
            <text:p text:style-name="P7"/>
            <text:p text:style-name="P7">This scenario happens very often when querying and manipulating database records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How to process the Result of an Async Function by another Async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Using <text:span text:style-name="T9">Future.flatMap</text:span>:</text:p>
            <text:p/>
            <text:p text:style-name="P9"><text:span text:style-name="T13">def </text:span><text:span text:style-name="T13">doAAsync(input: String): Future[A] = Future { val a = f(input); a }</text:span></text:p>
            <text:p text:style-name="P9"><text:span text:style-name="T13">def doBAsync(a: A): Future[B] = Future { val b = g(a); b }</text:span></text:p>
            <text:p text:style-name="P9"><text:span text:style-name="T13">val input = </text:span><text:span text:style-name="T13">“</text:span><text:span text:style-name="T13">some input“</text:span></text:p>
            <text:p text:style-name="P9"><text:span text:style-name="T13">val futureA: Future[A] = doAAsync(input)</text:span></text:p>
            <text:p text:style-name="P9"><text:span text:style-name="T13">val futureB: Future[B] = </text:span><text:span text:style-name="T14">futureA </text:span><text:span text:style-name="T15">flatMap</text:span><text:span text:style-name="T14"> { a =&gt; doBAsync(a) }</text:span></text:p>
            <text:p text:style-name="P9"><text:span text:style-name="T13">futureB.foreach { b =&gt; println(b) }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 Function processing the Result of another Async Function</text:p>
          </draw:text-box>
        </draw:frame>
        <draw:frame presentation:style-name="pr4" draw:layer="layout" svg:width="25.199cm" svg:height="12.179cm" svg:x="1.4cm" svg:y="4.975cm" presentation:class="outline" presentation:user-transformed="true">
          <draw:text-box>
            <text:p/>
            <text:p>Using a <text:span text:style-name="T16">for-comprehension</text:span>:</text:p>
            <text:p/>
            <text:p text:style-name="P10"><text:span text:style-name="T17">def </text:span><text:span text:style-name="T17">doAAsync(input: String): Future[A] = Future { val a = f(input); a }</text:span></text:p>
            <text:p text:style-name="P10"><text:span text:style-name="T17">def doBAsync(a: A): Future[B] = Future { val b = g(a); b }</text:span></text:p>
            <text:p text:style-name="P10"><text:span text:style-name="T17">val input = </text:span><text:span text:style-name="T17">“</text:span><text:span text:style-name="T17">some input“</text:span></text:p>
            <text:p text:style-name="P10"><text:span text:style-name="T17">val futureB: Future[B] = </text:span><text:span text:style-name="T18">for</text:span><text:span text:style-name="T19"> {</text:span></text:p>
            <text:p text:style-name="P10"><text:span text:style-name="T19"><text:s text:c="4"/></text:span><text:span text:style-name="T19">a &lt;- doAAsync(input)</text:span></text:p>
            <text:p text:style-name="P10"><text:span text:style-name="T19"><text:s text:c="4"/></text:span><text:span text:style-name="T19">b </text:span><text:span text:style-name="T19">&lt;- doBAsync(a)</text:span></text:p>
            <text:p text:style-name="P10"><text:span text:style-name="T19">} </text:span><text:span text:style-name="T18">yield</text:span><text:span text:style-name="T19"> b</text:span></text:p>
            <text:p text:style-name="P10"><text:span text:style-name="T17">futureB.foreach { b =&gt; println(b) }</text:span></text:p>
            <text:p text:style-name="P11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 Simple Slick Example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7">Activator Template: <text:span text:style-name="T9">hello-slick-3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a Tu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2"><text:span text:style-name="T20"><text:line-break/></text:span><text:span text:style-name="T20"/></text:p>
            <text:p text:style-name="P12"><text:span text:style-name="T21"/></text:p>
            <text:p text:style-name="P12"><text:span text:style-name="T22">class </text:span><text:span text:style-name="T23">Users(tag: </text:span><text:span text:style-name="T24">Tag</text:span><text:span text:style-name="T23">) </text:span><text:span text:style-name="T22">extends </text:span><text:span text:style-name="T23">Table[</text:span><text:span text:style-name="T25">(String, Option[Int])</text:span><text:span text:style-name="T23">]</text:span><text:span text:style-name="T23">(tag, </text:span><text:span text:style-name="T26">"USERS"</text:span><text:span text:style-name="T23">) {</text:span></text:p>
            <text:p text:style-name="P12"><text:span text:style-name="T23"><text:line-break/></text:span><text:span text:style-name="T23"> <text:s/></text:span><text:span text:style-name="T27">// Auto Increment the id primary key column</text:span><text:span text:style-name="T27"><text:line-break/></text:span><text:span text:style-name="T27"> <text:s/></text:span><text:span text:style-name="T22">def </text:span><text:span text:style-name="T23">id = column[Int](</text:span><text:span text:style-name="T26">"ID"</text:span><text:span text:style-name="T23">, </text:span><text:span text:style-name="T28">O</text:span><text:span text:style-name="T23">.</text:span><text:span text:style-name="T28">PrimaryKey</text:span><text:span text:style-name="T23">, </text:span><text:span text:style-name="T28">O</text:span><text:span text:style-name="T23">.</text:span><text:span text:style-name="T28">AutoInc</text:span><text:span text:style-name="T23">)</text:span></text:p>
            <text:p text:style-name="P12"><text:span text:style-name="T23"><text:line-break/></text:span><text:span text:style-name="T23"> <text:s/></text:span><text:span text:style-name="T27">// The name can't be null</text:span><text:span text:style-name="T27"><text:line-break/></text:span><text:span text:style-name="T27"> <text:s/></text:span><text:span text:style-name="T22">def </text:span><text:span text:style-name="T23">name = column[</text:span><text:span text:style-name="T24">String</text:span><text:span text:style-name="T23">](</text:span><text:span text:style-name="T26">"NAME"</text:span><text:span text:style-name="T23">, </text:span><text:span text:style-name="T28">O</text:span><text:span text:style-name="T23">.</text:span><text:span text:style-name="T28">NotNull</text:span><text:span text:style-name="T23">)</text:span></text:p>
            <text:p text:style-name="P12"><text:span text:style-name="T23"><text:line-break/></text:span><text:span text:style-name="T23"> <text:s/></text:span><text:span text:style-name="T27">// the * projection (e.g. select * ...)</text:span><text:span text:style-name="T27"><text:line-break/></text:span><text:span text:style-name="T27"> <text:s/></text:span><text:span text:style-name="T22">def </text:span><text:span text:style-name="T29">* = (name, id.?)</text:span><text:span text:style-name="T30"><text:line-break/></text:span><text:span text:style-name="T30">}</text:span><text:span text:style-name="T30"><text:line-break/></text:span><text:span text:style-name="T30"/></text:p>
          </draw:text-box>
        </draw:frame>
        <draw:frame draw:style-name="gr2" draw:text-style-name="P13" draw:layer="layout" svg:width="2.2cm" svg:height="0.962cm" svg:x="13cm" svg:y="5.6cm">
          <draw:text-box>
            <text:p>Tuple</text:p>
          </draw:text-box>
        </draw:frame>
        <draw:line draw:style-name="gr3" draw:text-style-name="P14" draw:layer="layout" svg:x1="14.2cm" svg:y1="6.4cm" svg:x2="16.4cm" svg:y2="7.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Case Class Mapping</text:p>
          </draw:text-box>
        </draw:frame>
        <draw:frame presentation:style-name="pr4" draw:layer="layout" svg:width="25.199cm" svg:height="12.179cm" svg:x="1.46cm" svg:y="4.914cm" presentation:class="outline" presentation:user-transformed="true">
          <draw:text-box>
            <text:p text:style-name="P12"><text:span text:style-name="T20"><text:line-break/></text:span><text:span text:style-name="T20"/></text:p>
            <text:p text:style-name="P12"><text:span text:style-name="T21"/></text:p>
            <text:p text:style-name="P12"><text:span text:style-name="T22">case class </text:span><text:span text:style-name="T25">User(name: </text:span><text:span text:style-name="T31">String</text:span><text:span text:style-name="T25">, id: Option[Int] = None)</text:span><text:span text:style-name="T23"><text:line-break/></text:span><text:span text:style-name="T23"/></text:p>
            <text:p text:style-name="P12"><text:span text:style-name="T23"><text:line-break/></text:span><text:span text:style-name="T22">class </text:span><text:span text:style-name="T23">Users(tag: </text:span><text:span text:style-name="T24">Tag</text:span><text:span text:style-name="T23">) </text:span><text:span text:style-name="T22">extends </text:span><text:span text:style-name="T23">Table[</text:span><text:span text:style-name="T25">User</text:span><text:span text:style-name="T23">](tag, </text:span><text:span text:style-name="T26">"USERS"</text:span><text:span text:style-name="T23">) {</text:span></text:p>
            <text:p text:style-name="P12"><text:span text:style-name="T23"><text:line-break/></text:span><text:span text:style-name="T23"> <text:s/></text:span><text:span text:style-name="T27">// Auto Increment the id primary key column</text:span><text:span text:style-name="T27"><text:line-break/></text:span><text:span text:style-name="T27"> <text:s/></text:span><text:span text:style-name="T22">def </text:span><text:span text:style-name="T23">id = column[Int](</text:span><text:span text:style-name="T26">"ID"</text:span><text:span text:style-name="T23">, </text:span><text:span text:style-name="T28">O</text:span><text:span text:style-name="T23">.</text:span><text:span text:style-name="T28">PrimaryKey</text:span><text:span text:style-name="T23">, </text:span><text:span text:style-name="T28">O</text:span><text:span text:style-name="T23">.</text:span><text:span text:style-name="T28">AutoInc</text:span><text:span text:style-name="T23">)</text:span></text:p>
            <text:p text:style-name="P12"><text:span text:style-name="T23"><text:line-break/></text:span><text:span text:style-name="T23"> <text:s/></text:span><text:span text:style-name="T27">// The name can't be null</text:span><text:span text:style-name="T27"><text:line-break/></text:span><text:span text:style-name="T27"> <text:s/></text:span><text:span text:style-name="T22">def </text:span><text:span text:style-name="T23">name = column[</text:span><text:span text:style-name="T24">String</text:span><text:span text:style-name="T23">](</text:span><text:span text:style-name="T26">"NAME"</text:span><text:span text:style-name="T23">, </text:span><text:span text:style-name="T28">O</text:span><text:span text:style-name="T23">.</text:span><text:span text:style-name="T28">NotNull</text:span><text:span text:style-name="T23">)</text:span></text:p>
            <text:p text:style-name="P12"><text:span text:style-name="T23"><text:line-break/></text:span><text:span text:style-name="T23"> <text:s/></text:span><text:span text:style-name="T27">// the * projection (e.g. select * ...) auto-transforms the tupled</text:span><text:span text:style-name="T27"><text:line-break/></text:span><text:span text:style-name="T27"> <text:s/>// column values to / from a User</text:span><text:span text:style-name="T27"><text:line-break/></text:span><text:span text:style-name="T27"> <text:s/></text:span><text:span text:style-name="T22">def </text:span><text:span text:style-name="T29">* = (name, id.?) </text:span><text:span text:style-name="T25">&lt;&gt; (User.tupled, User.</text:span><text:span text:style-name="T32">unapply</text:span><text:span text:style-name="T33">)</text:span><text:span text:style-name="T30"><text:line-break/></text:span><text:span text:style-name="T30">}</text:span><text:span text:style-name="T30"><text:line-break/></text:span><text:span text:style-name="T30"/></text:p>
          </draw:text-box>
        </draw:frame>
        <draw:line draw:style-name="gr3" draw:text-style-name="P14" draw:layer="layout" svg:x1="5cm" svg:y1="7.4cm" svg:x2="11.8cm" svg:y2="9cm">
          <text:p/>
        </draw:line>
        <draw:frame draw:style-name="gr4" draw:text-style-name="P15" draw:layer="layout" svg:width="4.536cm" svg:height="0.806cm" svg:x="6.4cm" svg:y="17.4cm">
          <draw:text-box>
            <text:p><text:span text:style-name="T34">Map Tuple to User</text:span></text:p>
          </draw:text-box>
        </draw:frame>
        <draw:frame draw:style-name="gr4" draw:text-style-name="P15" draw:layer="layout" svg:width="4.536cm" svg:height="0.806cm" svg:x="12.6cm" svg:y="17.4cm">
          <draw:text-box>
            <text:p><text:span text:style-name="T34">Map User to Tuple</text:span></text:p>
          </draw:text-box>
        </draw:frame>
        <draw:line draw:style-name="gr3" draw:text-style-name="P14" draw:layer="layout" svg:x1="8.6cm" svg:y1="17.4cm" svg:x2="10cm" svg:y2="16cm">
          <text:p/>
        </draw:line>
        <draw:line draw:style-name="gr3" draw:text-style-name="P14" draw:layer="layout" svg:x1="14.6cm" svg:y1="17.4cm" svg:x2="14cm" svg:y2="1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Many-to-many with Slick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/>
            <text:list text:style-name="L3">
              <text:list-item>
                <text:p text:style-name="P3">The Demo App: <text:span text:style-name="T8">MusicService</text:span></text:p>
              </text:list-item>
            </text:list>
            <text:list text:style-name="L4">
              <text:list-item>
                <text:p text:style-name="P4">Many-to-many Relationship (DB Schema)</text:p>
              </text:list-item>
              <text:list-item>
                <text:p text:style-name="P4">Web Application Demo</text:p>
              </text:list-item>
              <text:list-item>
                <text:p text:style-name="P4">Many-to-many in Slick Table Definitions</text:p>
              </text:list-item>
              <text:list-item>
                <text:p text:style-name="P4">Ensuring Referential Integrity</text:p>
              </text:list-item>
              <text:list-item>
                <text:p text:style-name="P4">Adding and Deleting Relationships</text:p>
              </text:list-item>
              <text:list-item>
                <text:p text:style-name="P4">Traversing the many-to-many Relationship in Que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mo App: <text:span text:style-name="T8">MusicService</text:span></text:p>
          </draw:text-box>
        </draw:frame>
        <draw:frame presentation:style-name="pr4" draw:layer="layout" svg:width="25.199cm" svg:height="12.179cm" svg:x="1.552cm" svg:y="5.005cm" presentation:class="outline" presentation:user-transformed="true">
          <draw:text-box>
            <text:p/>
            <text:list text:style-name="L3">
              <text:list-item>
                <text:p>The MusicService manages Music <text:span text:style-name="T9">Recording</text:span><text:span text:style-name="T35">s</text:span> and <text:span text:style-name="T9">Performer</text:span><text:span text:style-name="T35">s</text:span>.</text:p>
              </text:list-item>
              <text:list-item>
                <text:p>A Recording is <text:span text:style-name="T9">performedBy</text:span> many (0 … n) Performers.</text:p>
              </text:list-item>
              <text:list-item>
                <text:p>A Performer is <text:span text:style-name="T9">performingIn</text:span> many (0 … n) Record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in the DB Schema</text:p>
          </draw:text-box>
        </draw:frame>
        <draw:frame draw:style-name="standard" draw:layer="layout" svg:width="9.465cm" svg:height="4.851cm" svg:x="16.249cm" svg:y="11.6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ID</text:p>
              </table:table-cell>
              <table:table-cell>
                <text:p text:style-name="P16">NAME</text:p>
              </table:table-cell>
              <table:table-cell>
                <text:p text:style-name="P16">PERFORMER_TYPE</text:p>
              </table:table-cell>
            </table:table-row>
            <table:table-row table:style-name="ro1" table:default-cell-style-name="ce2">
              <table:table-cell>
                <text:p text:style-name="P17">1</text:p>
              </table:table-cell>
              <table:table-cell>
                <text:p text:style-name="P17">Arthur Rubinstein</text:p>
              </table:table-cell>
              <table:table-cell>
                <text:p text:style-name="P17">Soloist</text:p>
              </table:table-cell>
            </table:table-row>
            <table:table-row table:style-name="ro1" table:default-cell-style-name="ce2">
              <table:table-cell>
                <text:p text:style-name="P17">2</text:p>
              </table:table-cell>
              <table:table-cell>
                <text:p text:style-name="P17">London Phil. Orch.</text:p>
              </table:table-cell>
              <table:table-cell>
                <text:p text:style-name="P17">Ensemble</text:p>
              </table:table-cell>
            </table:table-row>
            <table:table-row table:style-name="ro1" table:default-cell-style-name="ce2">
              <table:table-cell>
                <text:p text:style-name="P17">3</text:p>
              </table:table-cell>
              <table:table-cell>
                <text:p text:style-name="P17">Herbert von Karajan</text:p>
              </table:table-cell>
              <table:table-cell>
                <text:p text:style-name="P17">Conductor</text:p>
              </table:table-cell>
            </table:table-row>
            <table:table-row table:style-name="ro1" table:default-cell-style-name="ce2">
              <table:table-cell>
                <text:p text:style-name="P17">4</text:p>
              </table:table-cell>
              <table:table-cell>
                <text:p text:style-name="P17">Christopher Park</text:p>
              </table:table-cell>
              <table:table-cell>
                <text:p text:style-name="P17">Soloist</text:p>
              </table:table-cell>
            </table:table-row>
            <table:table-row table:style-name="ro2" table:default-cell-style-name="ce3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5.2cm" svg:height="0.962cm" svg:x="18.2cm" svg:y="17.338cm">
          <draw:text-box>
            <text:p>PERFORMERS</text:p>
          </draw:text-box>
        </draw:frame>
        <draw:frame draw:style-name="standard" draw:layer="layout" svg:width="14.098cm" svg:height="4.966cm" svg:x="1.174cm" svg:y="11.57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16">ID</text:p>
              </table:table-cell>
              <table:table-cell>
                <text:p text:style-name="P16">TITLE</text:p>
              </table:table-cell>
              <table:table-cell>
                <text:p text:style-name="P16">COMPOSER</text:p>
              </table:table-cell>
              <table:table-cell>
                <text:p text:style-name="P16">YEAR</text:p>
              </table:table-cell>
            </table:table-row>
            <table:table-row table:style-name="ro3" table:default-cell-style-name="ce2">
              <table:table-cell>
                <text:p text:style-name="P17">1</text:p>
              </table:table-cell>
              <table:table-cell>
                <text:p text:style-name="P17">Beethoven's Symphony No. 5</text:p>
              </table:table-cell>
              <table:table-cell>
                <text:p text:style-name="P17">Ludwig v. Beethoven</text:p>
              </table:table-cell>
              <table:table-cell>
                <text:p text:style-name="P17">2005</text:p>
              </table:table-cell>
            </table:table-row>
            <table:table-row table:style-name="ro3" table:default-cell-style-name="ce2">
              <table:table-cell>
                <text:p text:style-name="P17">2</text:p>
              </table:table-cell>
              <table:table-cell>
                <text:p text:style-name="P17">Forellenquintett</text:p>
              </table:table-cell>
              <table:table-cell>
                <text:p text:style-name="P17">Franz Schubert</text:p>
              </table:table-cell>
              <table:table-cell>
                <text:p text:style-name="P17">2006</text:p>
              </table:table-cell>
            </table:table-row>
            <table:table-row table:style-name="ro3" table:default-cell-style-name="ce2">
              <table:table-cell>
                <text:p text:style-name="P17">3</text:p>
              </table:table-cell>
              <table:table-cell>
                <text:p text:style-name="P17">Eine kleine Nachtmusik</text:p>
              </table:table-cell>
              <table:table-cell>
                <text:p text:style-name="P17">Wolfgang Amadeus Mozart</text:p>
              </table:table-cell>
              <table:table-cell>
                <text:p text:style-name="P17">2005</text:p>
              </table:table-cell>
            </table:table-row>
            <table:table-row table:style-name="ro3" table:default-cell-style-name="ce2">
              <table:table-cell>
                <text:p text:style-name="P17">4</text:p>
              </table:table-cell>
              <table:table-cell>
                <text:p text:style-name="P17">Entführung aus dem Serail</text:p>
              </table:table-cell>
              <table:table-cell>
                <text:p text:style-name="P17">Wolfgang Amadeus Mozart</text:p>
              </table:table-cell>
              <table:table-cell>
                <text:p text:style-name="P17">2008</text:p>
              </table:table-cell>
            </table:table-row>
            <table:table-row table:style-name="ro4" table:default-cell-style-name="ce2">
              <table:table-cell>
                <text:p text:style-name="P17">...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3" draw:layer="layout" svg:width="5.2cm" svg:height="0.962cm" svg:x="4.9cm" svg:y="17.238cm">
          <draw:text-box>
            <text:p>RECORDINGS</text:p>
          </draw:text-box>
        </draw:frame>
        <draw:frame draw:style-name="standard" draw:layer="layout" svg:width="6.137cm" svg:height="4.766cm" svg:x="9.9cm" svg:y="5.433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">
              <table:table-cell>
                <text:p text:style-name="P16">REC_ID</text:p>
              </table:table-cell>
              <table:table-cell>
                <text:p text:style-name="P16">PER_ID</text:p>
              </table:table-cell>
            </table:table-row>
            <table:table-row table:style-name="ro5" table:default-cell-style-name="ce2"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5" table:default-cell-style-name="ce2"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5" table:default-cell-style-name="ce2"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  <table:table-row table:style-name="ro5" table:default-cell-style-name="ce2">
              <table:table-cell>
                <text:p text:style-name="P17">3</text:p>
              </table:table-cell>
              <table:table-cell>
                <text:p text:style-name="P17">1</text:p>
              </table:table-cell>
            </table:table-row>
            <table:table-row table:style-name="ro6" table:default-cell-style-name="ce2">
              <table:table-cell>
                <text:p text:style-name="P17">...</text:p>
              </table:table-cell>
              <table:table-cell>
                <text:p text:style-name="P17">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3" draw:layer="layout" svg:width="9.879cm" svg:height="0.962cm" svg:x="16.8cm" svg:y="5.438cm">
          <draw:text-box>
            <text:p>RECORDINGS_PERFORMERS</text:p>
          </draw:text-box>
        </draw:frame>
        <draw:line draw:style-name="gr5" draw:text-style-name="P14" draw:layer="layout" svg:x1="11.4cm" svg:y1="6.6cm" svg:x2="2cm" svg:y2="12.8cm">
          <text:p/>
        </draw:line>
        <draw:line draw:style-name="gr5" draw:text-style-name="P14" draw:layer="layout" svg:x1="11.4cm" svg:y1="7.4cm" svg:x2="2cm" svg:y2="12.8cm">
          <text:p/>
        </draw:line>
        <draw:line draw:style-name="gr5" draw:text-style-name="P14" draw:layer="layout" svg:x1="11.4cm" svg:y1="8.2cm" svg:x2="2.091cm" svg:y2="12.776cm">
          <text:p/>
        </draw:line>
        <draw:line draw:style-name="gr5" draw:text-style-name="P14" draw:layer="layout" svg:x1="11.4cm" svg:y1="9cm" svg:x2="2cm" svg:y2="14.6cm">
          <text:p/>
        </draw:line>
        <draw:line draw:style-name="gr5" draw:text-style-name="P14" draw:layer="layout" svg:x1="14.4cm" svg:y1="9cm" svg:x2="17cm" svg:y2="12.8cm">
          <text:p/>
        </draw:line>
        <draw:line draw:style-name="gr5" draw:text-style-name="P14" draw:layer="layout" svg:x1="14.2cm" svg:y1="8.2cm" svg:x2="17cm" svg:y2="14.4cm">
          <text:p/>
        </draw:line>
        <draw:line draw:style-name="gr5" draw:text-style-name="P14" draw:layer="layout" svg:x1="14.2cm" svg:y1="7.4cm" svg:x2="17cm" svg:y2="13.6cm">
          <text:p/>
        </draw:line>
        <draw:line draw:style-name="gr5" draw:text-style-name="P14" draw:layer="layout" svg:x1="14.2cm" svg:y1="6.6cm" svg:x2="17cm" svg:y2="12.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b Application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8"/></text:p>
            <text:p><text:span text:style-name="T8">MusicService</text:span> is a Play Application with a rather primitive UI. This interface allows the user to …</text:p>
            <text:list text:style-name="L3">
              <text:list-item>
                <text:p>Create, delete, update Performers and Recordings</text:p>
              </text:list-item>
              <text:list-item>
                <text:p>Assign Performers to Recordings or Recordings to Performers and delete these Assignments</text:p>
              </text:list-item>
              <text:list-item>
                <text:p>Query / Search for Performers and Recordings</text:p>
              </text:list-item>
              <text:list-item>
                <text:p>Play Recor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ny-to-many Relationship in the Slick Table 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6"/></text:p>
            <text:p text:style-name="P12"><text:span text:style-name="T36">case class </text:span><text:span text:style-name="T37">RecordingPerformer(recId: Long, perId: Long)</text:span><text:span text:style-name="T37"><text:line-break/></text:span><text:span text:style-name="T37"><text:line-break/></text:span><text:span text:style-name="T37"><text:line-break/></text:span><text:span text:style-name="T38">// Table 'RecordingsPerformers' mapped to case class 'RecordingPerformer' as join table to map</text:span><text:span text:style-name="T38"><text:line-break/></text:span><text:span text:style-name="T38">// the many-to-many relationship between Performers and Recordings</text:span><text:span text:style-name="T38"><text:line-break/></text:span><text:span text:style-name="T38">//</text:span><text:span text:style-name="T38"><text:line-break/></text:span><text:span text:style-name="T36">class </text:span><text:span text:style-name="T37">RecordingsPerformers(tag: </text:span><text:span text:style-name="T39">Tag</text:span><text:span text:style-name="T37">)</text:span><text:span text:style-name="T37"><text:line-break/></text:span><text:span text:style-name="T37"> <text:s text:c="5"/></text:span><text:span text:style-name="T36">extends </text:span><text:span text:style-name="T37">Table[RecordingPerformer](tag, </text:span><text:span text:style-name="T40">"RECORDINGS_PERFORMERS"</text:span><text:span text:style-name="T37">) {</text:span><text:span text:style-name="T37"><text:line-break/></text:span><text:span text:style-name="T37"><text:line-break/></text:span><text:span text:style-name="T37"> <text:s/></text:span><text:span text:style-name="T36">def </text:span><text:span text:style-name="T37">recId: </text:span><text:span text:style-name="T39">Rep</text:span><text:span text:style-name="T37">[Long] = column[Long](</text:span><text:span text:style-name="T40">"REC_ID"</text:span><text:span text:style-name="T37">)</text:span><text:span text:style-name="T37"><text:line-break/></text:span><text:span text:style-name="T37"> <text:s/></text:span><text:span text:style-name="T36">def </text:span><text:span text:style-name="T37">perId: </text:span><text:span text:style-name="T39">Rep</text:span><text:span text:style-name="T37">[Long] = column[Long](</text:span><text:span text:style-name="T40">"PER_ID"</text:span><text:span text:style-name="T37">)</text:span><text:span text:style-name="T37"><text:line-break/></text:span><text:span text:style-name="T37"><text:line-break/></text:span><text:span text:style-name="T37"> <text:s/></text:span><text:span text:style-name="T36">def </text:span><text:span text:style-name="T37">* = (recId, perId) &lt;&gt; (RecordingPerformer.tupled, RecordingPerformer.</text:span><text:span text:style-name="T41">unapply</text:span><text:span text:style-name="T37">)</text:span><text:span text:style-name="T37"><text:line-break/></text:span><text:span text:style-name="T37"> <text:s/></text:span><text:span text:style-name="T36">def </text:span><text:span text:style-name="T37">pk = primaryKey(</text:span><text:span text:style-name="T40">"primaryKey"</text:span><text:span text:style-name="T37">, (recId, perId))</text:span><text:span text:style-name="T37"><text:line-break/></text:span><text:span text:style-name="T37"><text:line-break/></text:span><text:span text:style-name="T37"> <text:s/></text:span><text:span text:style-name="T36">def </text:span><text:span text:style-name="T37">recFK = foreignKey(</text:span><text:span text:style-name="T40">"FK_RECORDINGS"</text:span><text:span text:style-name="T37">, recId, </text:span><text:span text:style-name="T42">TableQuery</text:span><text:span text:style-name="T37">[Recordings])(recording =&gt;</text:span><text:span text:style-name="T37"><text:line-break/></text:span><text:span text:style-name="T37"> <text:s text:c="3"/>recording.id, onDelete=</text:span><text:span text:style-name="T42">ForeignKeyAction</text:span><text:span text:style-name="T37">.Cascade)</text:span><text:span text:style-name="T37"><text:line-break/></text:span><text:span text:style-name="T37"><text:line-break/></text:span><text:span text:style-name="T37"> <text:s/></text:span><text:span text:style-name="T36">def </text:span><text:span text:style-name="T37">perFK = foreignKey(</text:span><text:span text:style-name="T40">"FK_PERFORMERS"</text:span><text:span text:style-name="T37">, perId, </text:span><text:span text:style-name="T42">TableQuery</text:span><text:span text:style-name="T37">[Performers])(performer =&gt;</text:span><text:span text:style-name="T37"><text:line-break/></text:span><text:span text:style-name="T37"> <text:s text:c="3"/>performer.id)</text:span><text:span text:style-name="T37"><text:line-break/></text:span><text:span text:style-name="T37"><text:line-break/></text:span><text:span text:style-name="T37"> <text:s/></text:span><text:span text:style-name="T38">// onUpdate=ForeignKeyAction.Restrict is omitted as this is the default</text:span><text:span text:style-name="T38"><text:line-break/></text:span><text:span text:style-name="T37">}</text:span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suring Referential Integ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3">
              <text:list-item>
                <text:p>Referential Integrity is guaranteed by the definition of a <text:span text:style-name="T9">foreignKey()</text:span> function in the referring table, which allows to navigate to the referred table.</text:p>
              </text:list-item>
              <text:list-item>
                <text:p>You can optionally specify an <text:span text:style-name="T9">onDelete</text:span> action and an <text:span text:style-name="T9">onUpdate</text:span> action, which has one of the following values:</text:p>
              </text:list-item>
            </text:list>
            <text:list text:style-name="L7">
              <text:list-item>
                <text:p text:style-name="P18"><text:span text:style-name="T8">ForeignKeyAction.NoAction</text:span></text:p>
              </text:list-item>
            </text:list>
            <text:list text:style-name="L8">
              <text:list-item>
                <text:p text:style-name="P18"><text:span text:style-name="T8">ForeignKeyAction.Restrict</text:span></text:p>
              </text:list-item>
              <text:list-item>
                <text:p text:style-name="P18"><text:span text:style-name="T8">ForeignKeyAction.Cascade</text:span></text:p>
              </text:list-item>
              <text:list-item>
                <text:p text:style-name="P18"><text:span text:style-name="T8">ForeignKeyAction.SetNull</text:span></text:p>
              </text:list-item>
              <text:list-item>
                <text:p text:style-name="P18"><text:span text:style-name="T8">ForeignKeyAction.Set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and Deleting Relationshi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3">
              <text:list-item>
                <text:p>Adding a concrete relationship == Adding an entry into the Mapping Table, if it doesn't already exist.</text:p>
              </text:list-item>
              <text:list-item>
                <text:p>Deleting a concrete relationship == Deleting an entry from the Mapping Table, if it exists.</text:p>
              </text:list-item>
              <text:list-item>
                <text:p>Updates in the Mapping Table do not make much sense. Hence I do not support them im my imple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cm" svg:y="0.837cm" presentation:class="title" presentation:user-transformed="true">
          <draw:text-box>
            <text:p>Traversing many-to-many the Relationship in Queries</text:p>
          </draw:text-box>
        </draw:frame>
        <draw:frame presentation:style-name="pr4" draw:layer="layout" svg:width="25.199cm" svg:height="12.179cm" svg:x="1.066cm" svg:y="4.914cm" presentation:class="outline" presentation:user-transformed="true">
          <draw:text-box>
            <text:p/>
            <text:list text:style-name="L3">
              <text:list-item>
                <text:p>The <text:span text:style-name="T9">Query.join()</text:span> function allows you to perform an inner join on tables.</text:p>
              </text:list-item>
              <text:list-item>
                <text:p>The <text:span text:style-name="T9">Query.on()</text:span> function allows you to perform an inner join on tables.</text:p>
              </text:list-item>
              <text:list-item>
                <text:p>Example:</text:p>
              </text:list-item>
            </text:list>
            <text:p><text:span text:style-name="T43"/></text:p>
            <text:p><text:span text:style-name="T44"><text:s text:c="5"/></text:span><text:span text:style-name="T44">val query = </text:span><text:span text:style-name="T44">TableQuery</text:span><text:span text:style-name="T44">[Performers]</text:span><text:span text:style-name="T45"> </text:span><text:span text:style-name="T46">join</text:span><text:span text:style-name="T45"> </text:span><text:span text:style-name="T47">TableQuery</text:span><text:span text:style-name="T47">[RecordingsPerformers] </text:span><text:span text:style-name="T46">on</text:span><text:span text:style-name="T47"> (_.id === _.perId)</text:span></text:p>
            <text:p><text:span text:style-name="T47"><text:s text:c="5"/></text:span><text:span text:style-name="T47">val future: </text:span><text:span text:style-name="T48">Future[Seq[(Performer, RecordingPerformer)]]</text:span><text:span text:style-name="T47"> = db.run { query.result }</text:span></text:p>
            <text:p><text:span text:style-name="T47"><text:s text:c="5"/></text:span><text:span text:style-name="T47">// Now postprocess this future with filter, map, flatMap etc.</text:span></text:p>
            <text:p><text:span text:style-name="T47"><text:s text:c="5"/></text:span><text:span text:style-name="T47">// Especially filter the result for a specific recording i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p text:style-name="P19"><text:span text:style-name="T49"/></text:p>
            <text:list text:style-name="L3">
              <text:list-item>
                <text:p text:style-name="P19"><text:span text:style-name="T49">Slick Website: </text:span><text:span text:style-name="T49"><text:a xlink:href="http://slick.typesafe.com/doc/3.1.1/" xlink:type="simple">http://slick.typesafe.com/doc/3.1.1/</text:a></text:span></text:p>
              </text:list-item>
              <text:list-item>
                <text:p text:style-name="P19"><text:span text:style-name="T49">Slick Activator Template Website with Tutorial: </text:span><text:span text:style-name="T49"><text:a xlink:href="https://www.typesafe.com/activator/template/hello-slick-3.1" xlink:type="simple">https://www.typesafe.com/activator/template/hello-slick-3.1</text:a></text:span></text:p>
              </text:list-item>
              <text:list-item>
                <text:p text:style-name="P19"><text:span text:style-name="T49">Slick Activator Template Source Code: </text:span><text:span text:style-name="T49"><text:a xlink:href="https://github.com/typesafehub/activator-hello-slick#slick-3.1" xlink:type="simple">https://github.com/typesafehub/activator-hello-slick#slick-3.1</text:a></text:span></text:p>
              </text:list-item>
              <text:list-item>
                <text:p text:style-name="P19"><text:span text:style-name="T49">MusicService Source Code and Slides: </text:span><text:span text:style-name="T49"><text:a xlink:href="https://github.com/hermannhueck/MusicService" xlink:type="simple">https://github.com/hermannhueck/MusicService</text:a></text:span></text:p>
                <text:p text:style-name="P19"><text:span text:style-name="T4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32">
        <draw:frame presentation:style-name="pr7" draw:text-style-name="P21" draw:layer="layout" svg:width="25.199cm" svg:height="16.255cm" svg:x="1.4cm" svg:y="0.837cm" presentation:class="subtitle">
          <draw:text-box>
            <text:p text:style-name="P20"><text:span text:style-name="T50">Thank you for listen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2">
        <draw:frame presentation:style-name="pr7" draw:text-style-name="P21" draw:layer="layout" svg:width="25.199cm" svg:height="16.255cm" svg:x="1.4cm" svg:y="0.837cm" presentation:class="subtitle">
          <draw:text-box>
            <text:p text:style-name="P20"><text:span text:style-name="T50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" svg:font-family="Menlo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99ccff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mann Hueck</meta:initial-creator>
    <meta:creation-date>2016-01-08T06:28:43.454154000</meta:creation-date>
    <meta:generator>LibreOffice/5.0.1.2$MacOSX_X86_64 LibreOffice_project/81898c9f5c0d43f3473ba111d7b351050be20261</meta:generator>
    <dc:date>2016-01-08T18:19:12.842637000</dc:date>
    <dc:creator>Hermann Hueck</dc:creator>
    <meta:editing-duration>PT3H27M11S</meta:editing-duration>
    <meta:editing-cycles>23</meta:editing-cycles>
    <meta:document-statistic meta:object-count="139"/>
  </office:meta>
</office:document-meta>
</file>